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end" style:justify-single-word="false"/>
      <style:text-properties officeooo:rsid="001d3a47" officeooo:paragraph-rsid="000ae79f"/>
    </style:style>
    <style:style style:name="P2" style:family="paragraph" style:parent-style-name="Standard">
      <style:paragraph-properties fo:text-align="end" style:justify-single-word="false"/>
      <style:text-properties officeooo:rsid="001b8247" officeooo:paragraph-rsid="000ae79f"/>
    </style:style>
    <style:style style:name="P3" style:family="paragraph" style:parent-style-name="Standard">
      <style:text-properties officeooo:rsid="001b8247" officeooo:paragraph-rsid="000ae79f"/>
    </style:style>
    <style:style style:name="P4" style:family="paragraph" style:parent-style-name="Standard">
      <style:text-properties officeooo:paragraph-rsid="000ae79f"/>
    </style:style>
    <style:style style:name="P5" style:family="paragraph" style:parent-style-name="Standard" style:master-page-name="">
      <style:paragraph-properties fo:margin-left="0in" fo:margin-right="0in" fo:margin-top="0in" fo:margin-bottom="0.1965in" style:contextual-spacing="false" fo:text-indent="0.5618in" style:auto-text-indent="false" style:page-number="auto"/>
      <style:text-properties officeooo:paragraph-rsid="000ae79f"/>
    </style:style>
    <style:style style:name="P6" style:family="paragraph" style:parent-style-name="Standard">
      <style:paragraph-properties fo:margin-left="0in" fo:margin-right="0in" fo:margin-top="0in" fo:margin-bottom="0.1965in" style:contextual-spacing="false" fo:text-indent="0.5618in" style:auto-text-indent="false"/>
      <style:text-properties officeooo:paragraph-rsid="000ae79f"/>
    </style:style>
    <style:style style:name="P7" style:family="paragraph" style:parent-style-name="Standard">
      <style:paragraph-properties fo:margin-left="0in" fo:margin-right="0in" fo:margin-top="0in" fo:margin-bottom="0.1965in" style:contextual-spacing="false" fo:text-indent="0.5618in" style:auto-text-indent="false"/>
      <style:text-properties officeooo:rsid="000ae79f" officeooo:paragraph-rsid="000ae79f"/>
    </style:style>
    <style:style style:name="T1" style:family="text">
      <style:text-properties officeooo:rsid="001b8247"/>
    </style:style>
    <style:style style:name="T2" style:family="text">
      <style:text-properties officeooo:rsid="00198372"/>
    </style:style>
    <style:style style:name="T3" style:family="text">
      <style:text-properties officeooo:rsid="000ae7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del Comahue</text:p>
      <text:p text:style-name="P3">Facultad de Informática</text:p>
      <text:p text:style-name="P4">Sra Secret<text:span text:style-name="T1">aria</text:span> Acad<text:span text:style-name="T1">émica</text:span></text:p>
      <text:p text:style-name="P3"><text:span text:style-name="T3">Mg</text:span>. <text:span text:style-name="T3">Lidia López</text:span>:</text:p>
      <text:p text:style-name="P4"/>
      <text:p text:style-name="P4"/>
      <text:p text:style-name="P5"><text:span text:style-name="T2"><text:tab/>T</text:span>engo el agrado de <text:span text:style-name="T3">dirigirme a Ud. para presentar mi informe de avance de Tesis, la cual fue presentada el 05 de noviembre del 2013, y se titula “Migración, optimización e implementación de multiprocesamiento para una aplicación legacy de Dinámica de Fluidos”.</text:span></text:p>
      <text:p text:style-name="P7">De acuerdo al cronograma tentativo presentado en el punto 9.1 de dicha propuesta, actualmente ya he cumplido con los siete puntos detallados allí, estando actualmente en proceso de escritura del trabajo, teniendo demoras debido al tiempo insumido por mis trabajos actuales tanto fuera como dentro de la Universidad. </text:p>
      <text:p text:style-name="P6"><text:span text:style-name="T3">Junto con el Lic. Eduardo Grosclaude calculamos que el tiempo necesario para terminar la escritura será hasta Diciembre del corriente año, por lo cual pedimos una extensión hasta el cierre del año lectivo de este 2014. </text:span></text:p>
      <text:p text:style-name="P6">Saludo atte.</text:p>
      <text:p text:style-name="P4"/>
      <text:p text:style-name="P4"/>
      <text:p text:style-name="P2">Andrés José Huayquil</text:p>
      <text:p text:style-name="P1">DNI 28.621.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20:50:37.990499058</meta:creation-date>
    <dc:date>2014-07-14T21:08:46.715498382</dc:date>
    <meta:editing-duration>PT28S</meta:editing-duration>
    <meta:editing-cycles>1</meta:editing-cycles>
    <meta:document-statistic meta:table-count="0" meta:image-count="0" meta:object-count="0" meta:page-count="1" meta:paragraph-count="10" meta:word-count="146" meta:character-count="937" meta:non-whitespace-character-count="798"/>
    <meta:generator>LibreOffice/4.2.5.2$Linux_X86_64 LibreOffice_project/420m0$Build-2</meta:generator>
  </office:meta>
</office:document-meta>
</file>